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7" table:default-cell-style-name="ce2"/>
        <table:table-row table:style-name="ro1"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Matriz</text:p>
          </table:table-cell>
          <table:table-cell table:style-name="ce1" office:value-type="string" calcext:value-type="string">
            <text:p>Turma</text:p>
          </table:table-cell>
          <table:table-cell table:style-name="ce1" office:value-type="string" calcext:value-type="string">
            <text:p>Área</text:p>
          </table:table-cell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Disciplina</text:p>
          </table:table-cell>
          <table:table-cell table:style-name="ce1" office:value-type="string" calcext:value-type="string">
            <text:p>Quantidade de Aulas</text:p>
          </table:table-cell>
          <table:table-cell table:style-name="ce1" office:value-type="string" calcext:value-type="string">
            <text:p>Docente</text:p>
          </table:table-cell>
          <table:table-cell table:style-name="ce1" office:value-type="string" calcext:value-type="string">
            <text:p>min aulas</text:p>
          </table:table-cell>
          <table:table-cell table:style-name="ce1" office:value-type="string" calcext:value-type="string">
            <text:p>max aulas</text:p>
          </table:table-cell>
          <table:table-cell table:style-name="ce1" office:value-type="string" calcext:value-type="string">
            <text:p>Local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8" calcext:value-type="float">
            <text:p>1228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ogramação de Computador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na Elisa da Silva Cunh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nco de Dados 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 Elisa da Silva Cunh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genharia de Software 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 Elisa da Silva Cunh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dependência</text:p>
          </table:table-cell>
          <table:table-cell table:style-name="ce1" office:value-type="string" calcext:value-type="string">
            <text:p>Web</text:p>
          </table:table-cell>
          <table:table-cell/>
          <table:table-cell table:style-name="ce1" office:value-type="string" calcext:value-type="string">
            <text:p>Engenharia de Software 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 Elisa da Silva Cunh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ópicos Especiais em Tecnologia da Informaçã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on Pereira das Neve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SENVOLVIMENTO WEB 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erson Pereira das Neve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5" calcext:value-type="float">
            <text:p>32215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ogramação de Computador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nderson Pereira das Nev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7" calcext:value-type="float">
            <text:p>1227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rojeto Integrador 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rgival Pereira da Silva Net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8" calcext:value-type="float">
            <text:p>1228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ência de Requisitos e Modelagem de Sistem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rgival Pereira da Silva Net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4" calcext:value-type="float">
            <text:p>32214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dministração de Banco de Dado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rgival Pereira da Silva Net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5" calcext:value-type="float">
            <text:p>32215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rência de Requisitos e Modelagem de Sistem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rgival Pereira da Silva Net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mputador, Ética e Socieda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uglas Thames de Araujo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senvolvimento Web 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ouglas Thames de Arauj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IENTAÇÃO A OBJETO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uglas Thames de Arauj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dependência</text:p>
          </table:table-cell>
          <table:table-cell table:style-name="ce1" office:value-type="string" calcext:value-type="string">
            <text:p>Web</text:p>
          </table:table-cell>
          <table:table-cell/>
          <table:table-cell table:style-name="ce1" office:value-type="string" calcext:value-type="string">
            <text:p>Linguagem de Programação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uglas Thames de Arauj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stemas Operacionais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bio Henrique Noboru Ab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4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ntagem e Manutenção de Computad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bio Henrique Noboru Ab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4">
          <table:table-cell table:style-name="ce1" office:value-type="string" calcext:value-type="string">
            <text:p>PROEJA - MSI</text:p>
          </table:table-cell>
          <table:table-cell/>
          <table:table-cell table:style-name="ce1" office:value-type="float" office:value="3035" calcext:value-type="float">
            <text:p>3035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anização e Manutenção de Computadores 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abio Henrique Noboru Ab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guagem de Programação Orientada a Objetos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ank Castilio Pinheiro de Alenca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rojeto Integrador 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ank Castilio Pinheiro de Alencar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odologia de Pesquis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ank Castilio Pinheiro de Alenca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3" calcext:value-type="float">
            <text:p>32213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ptativ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ank Castilio Pinheiro de Alenca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4" calcext:value-type="float">
            <text:p>32214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senvolvimento Web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rank Castilio Pinheiro de Alenca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egurança da Informaçã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itor Scalco Ne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ganização de Computador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itor Scalco Ne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PROEJA - MSI</text:p>
          </table:table-cell>
          <table:table-cell/>
          <table:table-cell table:style-name="ce1" office:value-type="float" office:value="3035" calcext:value-type="float">
            <text:p>3035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stemas Digitai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itor Scalco Ne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3" calcext:value-type="float">
            <text:p>32213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uditoria e Segurança de Sistem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eitor Scalco Ne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PosInf</text:p>
          </table:table-cell>
          <table:table-cell/>
          <table:table-cell table:style-name="ce1" office:value-type="string" calcext:value-type="string">
            <text:p>Segundo Período</text:p>
          </table:table-cell>
          <table:table-cell table:style-name="ce1" office:value-type="string" calcext:value-type="string">
            <text:p>Info</text:p>
          </table:table-cell>
          <table:table-cell/>
          <table:table-cell table:style-name="ce1" office:value-type="string" calcext:value-type="string">
            <text:p>Metodologia do Trabalho Científic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itor Scalco Net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des de Computadores 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voneis Macedo Duarte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des de Computadores 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voneis Macedo Duarte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stemas Operacionais 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voneis Macedo Duart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PROEJA - MSI</text:p>
          </table:table-cell>
          <table:table-cell/>
          <table:table-cell table:style-name="ce1" office:value-type="float" office:value="3035" calcext:value-type="float">
            <text:p>3035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ormática Aplicad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voneis Macedo Duart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4">
          <table:table-cell table:style-name="ce1" office:value-type="string" calcext:value-type="string">
            <text:p>PROEJA - MSI</text:p>
          </table:table-cell>
          <table:table-cell/>
          <table:table-cell table:style-name="ce1" office:value-type="float" office:value="3035" calcext:value-type="float">
            <text:p>3035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ormática Instrumental para Processamento de Tex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voneis Macedo Duart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rojeto Integrador 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an Carlos Cabrera Roja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envolvimento Web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an Carlos Cabrera Roja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goritmos 1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ean Carlos Cabrera Roja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PROEJA - MSI</text:p>
          </table:table-cell>
          <table:table-cell/>
          <table:table-cell table:style-name="ce1" office:value-type="float" office:value="3033" calcext:value-type="float">
            <text:p>3033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ojeto Integrador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an Carlos Cabrera Roja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guagem de Interação We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cas Alves dos Santo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5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7" calcext:value-type="float">
            <text:p>1227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envolvimento e Aplicações para Dispositivos Móvei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cas Alves dos Santo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. Disp. Móveis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4" calcext:value-type="float">
            <text:p>32214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nguagem de Programação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cas Alves dos Santo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inguagem de Programação 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iz Felipe de Souza Jimenez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rogramação para Dispositivos Móvei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iz Felipe de Souza Jimenez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ormática Aplicada 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iz Felipe de Souza Jimenez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3" calcext:value-type="float">
            <text:p>32213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ópicos Especiais em Tecnologia da Informaçã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iz Felipe de Souza Jimenez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4">
          <table:table-cell table:style-name="ce1" office:value-type="string" calcext:value-type="string">
            <text:p>PosEduPro</text:p>
          </table:table-cell>
          <table:table-cell/>
          <table:table-cell table:style-name="ce1" office:value-type="string" calcext:value-type="string">
            <text:p>Terceiro Período</text:p>
          </table:table-cell>
          <table:table-cell table:style-name="ce1" office:value-type="string" calcext:value-type="string">
            <text:p>Web</text:p>
          </table:table-cell>
          <table:table-cell/>
          <table:table-cell table:style-name="ce1" office:value-type="string" calcext:value-type="string">
            <text:p>Dimensões da Ciência e da Tecnologia no contexto escola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iz Felipe de Souza Jimenez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goritmos 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iz Felipe dos Santos Freita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PROEJA - MSI</text:p>
          </table:table-cell>
          <table:table-cell/>
          <table:table-cell table:style-name="ce1" office:value-type="float" office:value="3033" calcext:value-type="float">
            <text:p>3033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des de Computadores 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iz Felipe dos Santos Freitas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string" calcext:value-type="string">
            <text:p>dependência (noturno)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strução de algoritmo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uiz Felipe dos Santos Freitas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PosInf</text:p>
          </table:table-cell>
          <table:table-cell/>
          <table:table-cell table:style-name="ce1" office:value-type="string" calcext:value-type="string">
            <text:p>Segundo Período</text:p>
          </table:table-cell>
          <table:table-cell table:style-name="ce1" office:value-type="string" calcext:value-type="string">
            <text:p>Info</text:p>
          </table:table-cell>
          <table:table-cell/>
          <table:table-cell table:style-name="ce1" office:value-type="string" calcext:value-type="string">
            <text:p>Ambientes Imersivos e Aumentados na Educaçã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iz Felipe dos Santos Freita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guagem de Marcação e Formataçã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iz Sergio Velasques Urquiza Junio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7" calcext:value-type="float">
            <text:p>1227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guagem de Programação 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iz Sergio Velasques Urquiza Junio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8" calcext:value-type="float">
            <text:p>1228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guagem de Apresentação e Estruturação de Conteúdo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iz Sergio Velasques Urquiza Junio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5" calcext:value-type="float">
            <text:p>32215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guagem de Apresentação e Estruturação de Conteúdo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iz Sergio Velasques Urquiza Junior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4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nálise e projeto de sistemas orientados a objet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el José Soleira Grassi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goritmos 1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el José Soleira Grassi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ormática Aplicada 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el José Soleira Grassi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4" calcext:value-type="float">
            <text:p>32214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álise e Projeto de Sistemas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el José Soleira Grassi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dependência</text:p>
          </table:table-cell>
          <table:table-cell table:style-name="ce1" office:value-type="string" calcext:value-type="string">
            <text:p>Web</text:p>
          </table:table-cell>
          <table:table-cell/>
          <table:table-cell table:style-name="ce1" office:value-type="string" calcext:value-type="string">
            <text:p>Orientação a objet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el José Soleira Grassi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nco de Dados 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ulo Cesar do Carmo Ribeir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genharia de software 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ulo Cesar do Carmo Ribeir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7" calcext:value-type="float">
            <text:p>1227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erência de Projetos em Tecnologia da Informaçã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ulo Cesar do Carmo Ribeir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inguagem de Programaçã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ulo Cesar do Carmo Ribeiro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dependência</text:p>
          </table:table-cell>
          <table:table-cell table:style-name="ce1" office:value-type="string" calcext:value-type="string">
            <text:p>Web</text:p>
          </table:table-cell>
          <table:table-cell/>
          <table:table-cell table:style-name="ce1" office:value-type="string" calcext:value-type="string">
            <text:p>Banco da dados 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ulo Cesar do Carmo Ribeir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8" calcext:value-type="float">
            <text:p>1228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oratório de Sistemas Operacionai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fael Verao Francoz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PROEJA - MSI</text:p>
          </table:table-cell>
          <table:table-cell/>
          <table:table-cell table:style-name="ce1" office:value-type="float" office:value="3033" calcext:value-type="float">
            <text:p>3033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etrônica Aplicada à Informátic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fael Verao Francoz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3" calcext:value-type="float">
            <text:p>32213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rojeto de Integrador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fael Verao Francoz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LA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5" calcext:value-type="float">
            <text:p>32215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oratório de Sistemas Operacionai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fael Verao Francoz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ec Inf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erencia e Configuração de Serviços para Interne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odrigo Assad Pereir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7" calcext:value-type="float">
            <text:p>1227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erência e Configuração de Serviços para Interne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drigo Assad Pereira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4" calcext:value-type="float">
            <text:p>32214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boratório de Redes de Computad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odrigo Assad Pereir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rojeto Integrado de Pesquisa 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osevelt Fabiano Moraes da Silv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7" calcext:value-type="float">
            <text:p>1227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senvolvimento Baseado em Frameworks 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oosevelt Fabiano Moraes da Silv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goritmos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oosevelt Fabiano Moraes da Silv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3" calcext:value-type="float">
            <text:p>32213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senvolvimento Baseado em Frameworks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oosevelt Fabiano Moraes da Silv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ec Inf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stemas Operacionais 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ago Resende Pachec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1228" calcext:value-type="float">
            <text:p>1228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terface Homem-Comput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ago Resende Pachec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LA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PROEJA - MSI</text:p>
          </table:table-cell>
          <table:table-cell/>
          <table:table-cell table:style-name="ce1" office:value-type="float" office:value="3033" calcext:value-type="float">
            <text:p>3033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stemas Operacionais 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ago Resende Pacheco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3" calcext:value-type="float">
            <text:p>32213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senvolvimento de Sistemas Distribuído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iago Resende Pachec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3">
          <table:table-cell table:style-name="ce1" office:value-type="string" calcext:value-type="string">
            <text:p>Tnol. ADS</text:p>
          </table:table-cell>
          <table:table-cell/>
          <table:table-cell table:style-name="ce1" office:value-type="float" office:value="32215" calcext:value-type="float">
            <text:p>32215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terface Homem-Computad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ago Resende Pacheco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LA</text:p>
          </table:table-cell>
          <table:table-cell table:number-columns-repeated="16"/>
        </table:table-row>
        <table:table-row table:style-name="ro4">
          <table:table-cell table:style-name="ce1" office:value-type="string" calcext:value-type="string">
            <text:p>PosInf</text:p>
          </table:table-cell>
          <table:table-cell/>
          <table:table-cell table:style-name="ce1" office:value-type="string" calcext:value-type="string">
            <text:p>Segundo Período</text:p>
          </table:table-cell>
          <table:table-cell table:style-name="ce1" office:value-type="string" calcext:value-type="string">
            <text:p>Info</text:p>
          </table:table-cell>
          <table:table-cell/>
          <table:table-cell table:style-name="ce1" office:value-type="string" calcext:value-type="string">
            <text:p>Optativa - NTICs na Área de Conheciment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iz Felipe de Souza Jimenez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B</text:p>
          </table:table-cell>
          <table:table-cell table:number-columns-repeated="16"/>
        </table:table-row>
        <table:table-row table:style-name="ro6" table:number-rows-repeated="914">
          <table:table-cell table:number-columns-repeated="27"/>
        </table:table-row>
        <table:table-row table:style-name="ro6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23:32:31.556255390</meta:creation-date>
    <dc:date>2022-04-22T23:46:14.045770531</dc:date>
    <meta:editing-duration>PT13M43S</meta:editing-duration>
    <meta:editing-cycles>2</meta:editing-cycles>
    <meta:generator>LibreOffice/7.3.2.2$Linux_X86_64 LibreOffice_project/454130fadb9a820d3728b86ccb63c8f359d70528</meta:generator>
    <meta:document-statistic meta:table-count="1" meta:cell-count="843" meta:object-count="0"/>
  </office:meta>
</office:document-meta>
</file>